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5-07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4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3-07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2-07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1-07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20-07-0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9-07-1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8-07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7-07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6-07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5-07-2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4-07-1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3-07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2-07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1-07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10-07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9-07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9-05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8-07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7-07-1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6-08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5-08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4-07-2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1-08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2000-08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1999-09-22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24086124901</text:p>
          </table:table-cell>
          <table:table-cell office:value-type="string" calcext:value-type="string">
            <text:p>USGS WELL 31-23 AT SOUTH BEND, IN.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